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6f6" officeooo:paragraph-rsid="000b86f6"/>
    </style:style>
    <style:style style:name="P2" style:family="paragraph" style:parent-style-name="Standard">
      <style:text-properties officeooo:rsid="000b86f6" officeooo:paragraph-rsid="000b86f6"/>
    </style:style>
    <style:style style:name="P3" style:family="paragraph" style:parent-style-name="Standard">
      <style:text-properties officeooo:rsid="000cb1ed" officeooo:paragraph-rsid="000cb1ed"/>
    </style:style>
    <style:style style:name="T1" style:family="text">
      <style:text-properties officeooo:rsid="000c3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gbhrebvudfrebjrevbduljb</text:p>
      <text:p text:style-name="P1"/>
      <text:p text:style-name="P1">;<text:span text:style-name="T1">mcdewvmswmcvpoldmswcolvdms</text:span></text:p>
      <text:p text:style-name="P1"/>
      <text:p text:style-name="P3">eee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5:12.985348621</meta:creation-date>
    <dc:date>2020-03-30T09:03:17.342143610</dc:date>
    <meta:editing-duration>PT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57" meta:non-whitespace-character-count="57"/>
  </office:meta>
</office:document-meta>
</file>